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SURANCE POLICY</text:span><text:line-break/><text:span text:style-name="Strong_20_Emphasis">Policy Number:</text:span> 123456789<text:line-break/><text:span text:style-name="Strong_20_Emphasis">Issued to:</text:span> John Doe<text:line-break/><text:span text:style-name="Strong_20_Emphasis">Effective Date:</text:span> January 1, 2025<text:line-break/><text:span text:style-name="Strong_20_Emphasis">Expiration Date:</text:span> December 31, 2025<text:line-break/><text:span text:style-name="Strong_20_Emphasis">Insurance Provider:</text:span> SecureShield Insurance Company</text:p>
      <text:p text:style-name="Horizontal_20_Line"/>
      <text:h text:style-name="Heading_20_2" text:outline-level="2"><text:span text:style-name="Strong_20_Emphasis">SECTION 1: COVERAGE DETAILS</text:span></text:h>
      <text:h text:style-name="Heading_20_3" text:outline-level="3"><text:span text:style-name="Strong_20_Emphasis">1.1 Covered Vehicle</text:span></text:h>
      <text:list text:style-name="L1">
        <text:list-item>
          <text:p text:style-name="P1"><text:span text:style-name="Strong_20_Emphasis">Make &amp; Model:</text:span> 2020 Toyota Camry </text:p>
        </text:list-item>
        <text:list-item>
          <text:p text:style-name="P1"><text:span text:style-name="Strong_20_Emphasis">Vehicle Identification Number (VIN):</text:span> [REDACTED] </text:p>
        </text:list-item>
        <text:list-item>
          <text:p text:style-name="P2"><text:span text:style-name="Strong_20_Emphasis">Registered Owner:</text:span> John Doe </text:p>
        </text:list-item>
      </text:list>
      <text:h text:style-name="Heading_20_3" text:outline-level="3"><text:span text:style-name="Strong_20_Emphasis">1.2 Covered Incidents</text:span></text:h>
      <text:p text:style-name="Text_20_body">This policy provides coverage for damages and liability resulting from vehicle accidents, theft, vandalism, natural disasters, and bodily injuries sustained in an accident.</text:p>
      <text:h text:style-name="Heading_20_3" text:outline-level="3"><text:span text:style-name="Strong_20_Emphasis">1.3 Limits of Liability</text:span></text:h>
      <text:list text:style-name="L2">
        <text:list-item>
          <text:p text:style-name="P3"><text:span text:style-name="Strong_20_Emphasis">Property Damage:</text:span> Up to $50,000 per incident </text:p>
        </text:list-item>
        <text:list-item>
          <text:p text:style-name="P3"><text:span text:style-name="Strong_20_Emphasis">Bodily Injury:</text:span> Up to $100,000 per individual, $300,000 per accident </text:p>
        </text:list-item>
        <text:list-item>
          <text:p text:style-name="P3"><text:span text:style-name="Strong_20_Emphasis">Medical Expenses:</text:span> Up to $5,000 per accident </text:p>
        </text:list-item>
        <text:list-item>
          <text:p text:style-name="P4"><text:span text:style-name="Strong_20_Emphasis">Collision Coverage:</text:span> Covers repair costs up to the actual cash value (ACV) of the insured vehicle </text:p>
        </text:list-item>
      </text:list>
      <text:p text:style-name="Horizontal_20_Line"/>
      <text:h text:style-name="Heading_20_2" text:outline-level="2"><text:span text:style-name="Strong_20_Emphasis">SECTION 2: CLAIM INFORMATION</text:span></text:h>
      <text:h text:style-name="Heading_20_3" text:outline-level="3"><text:span text:style-name="Strong_20_Emphasis">2.1 Claim Details</text:span></text:h>
      <text:list text:style-name="L3">
        <text:list-item>
          <text:p text:style-name="P5"><text:span text:style-name="Strong_20_Emphasis">Claim Number:</text:span> 987654321 </text:p>
        </text:list-item>
        <text:list-item>
          <text:p text:style-name="P5"><text:span text:style-name="Strong_20_Emphasis">Date of Incident:</text:span> February 10, 2025 </text:p>
        </text:list-item>
        <text:list-item>
          <text:p text:style-name="P5"><text:span text:style-name="Strong_20_Emphasis">Date of Claim Submission:</text:span> February 12, 2025 </text:p>
        </text:list-item>
        <text:list-item>
          <text:p text:style-name="P5"><text:span text:style-name="Strong_20_Emphasis">Incident Type:</text:span> Rear-end collision </text:p>
        </text:list-item>
        <text:list-item>
          <text:p text:style-name="P5"><text:span text:style-name="Strong_20_Emphasis">Location:</text:span> Intersection of Oak Street and Maple Avenue </text:p>
        </text:list-item>
        <text:list-item>
          <text:p text:style-name="P5"><text:span text:style-name="Strong_20_Emphasis">Involved Parties:</text:span> </text:p>
          <text:list>
            <text:list-item>
              <text:p text:style-name="P5">John Doe (Insured, Driver of 2020 Toyota Camry) </text:p>
            </text:list-item>
            <text:list-item>
              <text:p text:style-name="P5">Jane Smith (Driver of 2018 Honda Civic) </text:p>
            </text:list-item>
            <text:list-item>
              <text:p text:style-name="P6">Mark Harris (Witness) </text:p>
            </text:list-item>
          </text:list>
        </text:list-item>
      </text:list>
      <text:h text:style-name="Heading_20_3" text:outline-level="3"><text:soft-page-break/><text:span text:style-name="Strong_20_Emphasis">2.2 Damage Assessment</text:span></text:h>
      <text:list text:style-name="L4">
        <text:list-item>
          <text:p text:style-name="P7"><text:span text:style-name="Strong_20_Emphasis">Vehicle Damage:</text:span> Rear bumper cracked, trunk dented, tail lights broken </text:p>
        </text:list-item>
        <text:list-item>
          <text:p text:style-name="P7"><text:span text:style-name="Strong_20_Emphasis">Estimated Repair Cost:</text:span> $3,500 (Collision Repair Shop Estimate) </text:p>
        </text:list-item>
        <text:list-item>
          <text:p text:style-name="P7"><text:span text:style-name="Strong_20_Emphasis">Medical Expenses:</text:span> $250 (Doctor’s visit and physical therapy) </text:p>
        </text:list-item>
        <text:list-item>
          <text:p text:style-name="P8"><text:span text:style-name="Strong_20_Emphasis">Total Claim Amount Requested:</text:span> $3,750 </text:p>
        </text:list-item>
      </text:list>
      <text:p text:style-name="Horizontal_20_Line"/>
      <text:h text:style-name="Heading_20_2" text:outline-level="2"><text:span text:style-name="Strong_20_Emphasis">SECTION 3: CLAIM PROCESSING &amp; REIMBURSEMENT</text:span></text:h>
      <text:h text:style-name="Heading_20_3" text:outline-level="3"><text:span text:style-name="Strong_20_Emphasis">3.1 Investigation and Verification</text:span></text:h>
      <text:list text:style-name="L5">
        <text:list-item>
          <text:p text:style-name="P9">A review of the police report confirms that the accident was caused by Jane Smith’s failure to stop. </text:p>
        </text:list-item>
        <text:list-item>
          <text:p text:style-name="P9">Witness testimony corroborates that Jane Smith was inattentive before the collision. </text:p>
        </text:list-item>
        <text:list-item>
          <text:p text:style-name="P10">The repair estimate and medical receipts have been verified by our claims department. </text:p>
        </text:list-item>
      </text:list>
      <text:h text:style-name="Heading_20_3" text:outline-level="3"><text:span text:style-name="Strong_20_Emphasis">3.2 Claim Approval</text:span></text:h>
      <text:list text:style-name="L6">
        <text:list-item>
          <text:p text:style-name="P11"><text:span text:style-name="Strong_20_Emphasis">Collision Coverage:</text:span> Approved for $3,500 in vehicle repair costs </text:p>
        </text:list-item>
        <text:list-item>
          <text:p text:style-name="P11"><text:span text:style-name="Strong_20_Emphasis">Medical Expense Reimbursement:</text:span> Approved for $250 </text:p>
        </text:list-item>
        <text:list-item>
          <text:p text:style-name="P11"><text:span text:style-name="Strong_20_Emphasis">Total Approved Reimbursement:</text:span> $3,750 </text:p>
        </text:list-item>
        <text:list-item>
          <text:p text:style-name="P11"><text:span text:style-name="Strong_20_Emphasis">Deductible Applied:</text:span> $500 </text:p>
        </text:list-item>
        <text:list-item>
          <text:p text:style-name="P12"><text:span text:style-name="Strong_20_Emphasis">Final Payout:</text:span> $3,250 </text:p>
        </text:list-item>
      </text:list>
      <text:h text:style-name="Heading_20_3" text:outline-level="3"><text:span text:style-name="Strong_20_Emphasis">3.3 Payment Process</text:span></text:h>
      <text:list text:style-name="L7">
        <text:list-item>
          <text:p text:style-name="P13">Payment will be issued within <text:span text:style-name="Strong_20_Emphasis">10 business days</text:span> to the repair shop and the insured party for medical expenses. </text:p>
        </text:list-item>
        <text:list-item>
          <text:p text:style-name="P14">Direct deposit or check payment options available. </text:p>
        </text:list-item>
      </text:list>
      <text:p text:style-name="Horizontal_20_Line"/>
      <text:h text:style-name="Heading_20_2" text:outline-level="2"><text:span text:style-name="Strong_20_Emphasis">SECTION 4: TERMS &amp; CONDITIONS</text:span></text:h>
      <text:h text:style-name="Heading_20_3" text:outline-level="3"><text:span text:style-name="Strong_20_Emphasis">4.1 Exclusions</text:span></text:h>
      <text:p text:style-name="Text_20_body">This policy does not cover:</text:p>
      <text:list text:style-name="L8">
        <text:list-item>
          <text:p text:style-name="P15">Mechanical failures unrelated to the accident </text:p>
        </text:list-item>
        <text:list-item>
          <text:p text:style-name="P15">Damage resulting from reckless driving or driving under the influence </text:p>
        </text:list-item>
        <text:list-item>
          <text:p text:style-name="P16">Pre-existing vehicle damages </text:p>
        </text:list-item>
      </text:list>
      <text:h text:style-name="Heading_20_3" text:outline-level="3"><text:span text:style-name="Strong_20_Emphasis">4.2 Dispute Resolution</text:span></text:h>
      <text:p text:style-name="Text_20_body">If the claimant disagrees with the assessment, they may request a second review by submitting additional evidence within <text:span text:style-name="Strong_20_Emphasis">30 days</text:span> of the claim decision.</text:p>
      <text:h text:style-name="Heading_20_3" text:outline-level="3"><text:soft-page-break/><text:span text:style-name="Strong_20_Emphasis">4.3 Policyholder Responsibilities</text:span></text:h>
      <text:list text:style-name="L9">
        <text:list-item>
          <text:p text:style-name="P17">Report any accidents immediately and submit necessary documents within the required timeframe. </text:p>
        </text:list-item>
        <text:list-item>
          <text:p text:style-name="P18">Cooperate with investigations conducted by the insurance provider. </text:p>
        </text:list-item>
      </text:list>
      <text:p text:style-name="Horizontal_20_Line"/>
      <text:p text:style-name="Text_20_body"><text:span text:style-name="Strong_20_Emphasis">Issued by:</text:span> SecureShield Insurance Company<text:line-break/><text:span text:style-name="Strong_20_Emphasis">Authorized Representative:</text:span> [Signature]<text:line-break/><text:span text:style-name="Strong_20_Emphasis">Date of Issuance:</text:span> February 14, 2025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8T11:15:05.688922342</meta:creation-date>
    <dc:date>2025-02-18T11:15:37.591472726</dc:date>
    <meta:editing-duration>PT32S</meta:editing-duration>
    <meta:editing-cycles>1</meta:editing-cycles>
    <meta:document-statistic meta:table-count="0" meta:image-count="0" meta:object-count="0" meta:page-count="3" meta:paragraph-count="55" meta:word-count="444" meta:character-count="2895" meta:non-whitespace-character-count="2506"/>
    <meta:generator>LibreOffice/25.2.0.3$Linux_X86_64 LibreOffice_project/e1cf4a87eb02d755bce1a01209907ea5ddc8f069</meta:generator>
  </office:meta>
</office:document-meta>
</file>